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6740163857692631866" text:style-name="L1">
        <text:list-item>
          <text:p text:style-name="P2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6503003147479324646" text:style-name="L2">
        <text:list-item>
          <text:p text:style-name="P3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1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30632290040990128" text:style-name="L3">
        <text:list-item>
          <text:p text:style-name="P3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6">Comentat exercici 1.3-1</text:p>
        </text:list-item>
        <text:list-item>
          <text:p text:style-name="P37">Arribat fins apartat 1.3-2 Condensador</text:p>
        </text:list-item>
      </text:list>
      <text:p text:style-name="P22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970275686735085641" text:style-name="L4">
        <text:list-item>
          <text:p text:style-name="P38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38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3"><text:s/></text:p>
      <text:p text:style-name="P23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73234358490709" text:continue-list="list6503003147479324646" text:style-name="L2">
        <text:list-item>
          <text:p text:style-name="P3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73234784757422" text:continue-numbering="true" text:style-name="L2">
        <text:list-item>
          <text:p text:style-name="P3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32"/>
        </text:list-item>
      </text:list>
      <text:p text:style-name="P24"/>
      <text:p text:style-name="P24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73235615120114" text:continue-numbering="true" text:style-name="L2">
        <text:list-item>
          <text:p text:style-name="P33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39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73235051884598" text:continue-numbering="true" text:style-name="L2">
        <text:list-item>
          <text:p text:style-name="P3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0">Comentat apartat 1.1 Temperatura y calor</text:p>
        </text:list-item>
        <text:list-item>
          <text:p text:style-name="P40">Comentat apartat 1.2 Presión</text:p>
        </text:list-item>
        <text:list-item>
          <text:p text:style-name="P40">Comentat apartat 1.3 Ejercicios temperatura y presión</text:p>
          <text:p text:style-name="P34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73235627158995" text:continue-numbering="true" text:style-name="L2">
        <text:list-item>
          <text:p text:style-name="P43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5"/>
      <text:p text:style-name="P25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6"/>
      <text:list xml:id="list73234170972554" text:continue-numbering="true" text:style-name="L2">
        <text:list-item>
          <text:p text:style-name="P3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1">Comentat apartat 1.<text:span text:style-name="T20">4</text:span> <text:span text:style-name="T20">Enrgía y potencia</text:span></text:p>
        </text:list-item>
        <text:list-item>
          <text:p text:style-name="P41">Comentat apartat 1.<text:span text:style-name="T20">5 Ejercicios Energía y potencia</text:span></text:p>
        </text:list-item>
        <text:list-item>
          <text:p text:style-name="P41">Comentat apartat 1.<text:span text:style-name="T20">6.1 Calor específico</text:span></text:p>
        </text:list-item>
      </text:list>
      <text:p text:style-name="P42"/>
      <text:p text:style-name="P44">Di<text:span text:style-name="T3">mecres</text:span><text:tab/><text:span text:style-name="T19">15</text:span>/<text:span text:style-name="T13">10</text:span>/2<text:span text:style-name="T5">5</text:span></text:p>
      <text:p text:style-name="P44"/>
      <text:p text:style-name="P44">Di<text:span text:style-name="T21">jous<text:tab/></text:span><text:tab/><text:span text:style-name="T19">16</text:span>/<text:span text:style-name="T13">10</text:span>/2<text:span text:style-name="T5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7T07:32:33.902397458</dc:date>
    <meta:editing-duration>PT2H6M24S</meta:editing-duration>
    <meta:editing-cycles>208</meta:editing-cycles>
    <meta:document-statistic meta:table-count="0" meta:image-count="0" meta:object-count="0" meta:page-count="2" meta:paragraph-count="51" meta:word-count="266" meta:character-count="1661" meta:non-whitespace-character-count="1449"/>
  </office:meta>
</office:document-meta>
</file>